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deb3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99ff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Testing</text:p>
          </table:table-cell>
          <table:table-cell table:style-name="ce4"/>
          <table:table-cell table:style-name="ce5"/>
          <table:table-cell table:style-name="ce7"/>
          <table:table-cell table:style-name="ce8"/>
        </table:table-row>
        <table:table-row table:style-name="ro3"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Controladores</text:p>
          </table:table-cell>
          <table:table-cell table:style-name="ce1" office:value-type="string">
            <text:p>Desarrollo</text:p>
          </table:table-cell>
          <table:table-cell table:style-name="ce1" office:value-type="string">
            <text:p>Resutado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ActoPublicoBundle/Controller/ActoPublic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vi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vi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Bar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Bar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argo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argo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gp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gp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ohorte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ohorte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omuna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Comuna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efault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efault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istritoEscolar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istritoEscolar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omicilioController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./BackendBundle/Controller/DomicilioLocalizacion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Edificio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Especializacion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EstablecimientoController.php</text:p>
          </table:table-cell>
          <table:table-cell office:value-type="string">
            <text:p>empezado</text:p>
          </table:table-cell>
          <table:table-cell table:number-columns-repeated="3"/>
        </table:table-row>
        <table:table-row table:style-name="ro5">
          <table:table-cell table:style-name="ce2" office:value-type="string">
            <text:p>./BackendBundle/Controller/EstablecimientoEdific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blecimiento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blecimiento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Carrer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Carrer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los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los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rupoEt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rupoEt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InicialX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InicialX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LocalizacionController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BackendBundle/Controller/Modal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Modal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ivel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ivel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ferta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ferta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rientacion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rientacion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Pais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ais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ortadaController.php</text:p>
          </table:table-cell>
          <table:table-cell office:value-type="string">
            <text:p>hecho 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./BackendBundle/Controller/Portada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rimarioX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rimarioX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rovinciaController.php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Provinci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Sector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Establecimient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Establecimient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Norma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TituloController.php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tuloController.phpalizacion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tulo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tulo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urn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urn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Ofert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Oferta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VecinoController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EdificioBundle/Controller/Default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Controller/DefaultController.php</text:p>
          </table:table-cell>
          <table:table-cell office:value-type="string">
            <text:p>hecho</text:p>
          </table:table-cell>
          <table:table-cell office:value-type="string">
            <text:p>pasó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EstablecimientoBundle/Controller/EstablecimientoController.php</text:p>
            <text:p/>
          </table:table-cell>
          <table:table-cell/>
          <table:table-cell table:style-name="ce6"/>
          <table:table-cell table:number-columns-repeated="2"/>
        </table:table-row>
        <table:table-row table:style-name="ro5">
          <table:table-cell table:style-name="ce2" office:value-type="string">
            <text:p>./EstablecimientoBundle/Controller/Inicial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Med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Prim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Unidad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UnidadOfert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Carrer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Default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Especi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Oferta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Titul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TablaBundle/Controller/Bar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TablaBundle/Controller/Default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TablaBundle/Controller/Sector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UsuarioBundle/Controller/DefaultController.php</text:p>
            <text:p/>
          </table:table-cell>
          <table:table-cell table:number-columns-repeated="4"/>
        </table:table-row>
        <table:table-row table:style-name="ro3" table:number-rows-repeated="5">
          <table:table-cell table:style-name="ce2"/>
          <table:table-cell table:number-columns-repeated="4"/>
        </table:table-row>
        <table:table-row table:style-name="ro2">
          <table:table-cell table:style-name="ce3" office:value-type="string">
            <text:p>Manager y hadler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ActoPublicoBundle/Model/ActoPublicoManag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Form/Handler/DocentesNivelFormHand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Form/Handler/NormaFormHand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Form/Handler/UnidadEducativaHand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Form/Handler/EdificioHandler.php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DocentesNivel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Turno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UnidadOferta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UnidadOfertaInicial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UnidadOfertaTerciario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Form/Handler/CarreraForm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Carrera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InicialX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Norma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OfertaEducativa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Sala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UsuarioBundle/Model/UsuarioManager.php</text:p>
            <text:p/>
          </table:table-cell>
          <table:table-cell table:number-columns-repeated="4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style-name="ce3" office:value-type="string">
            <text:p>Repository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Entity/Vacancia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Caracter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Licencia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Localizacion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LogActoPublico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Resultado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ResumenMedia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VacanciaRepository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Repository/PortadaRepository.php 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Repository/DomicilioLoc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Repository/Domicil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Repository/Edific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EstablecimientoRepository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./EstablecimientoBundle/Repository/Loc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TurnoUnidadEducativ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UnidadEducativ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UnidadOfert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Bachillera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Carrer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Cohorte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Especi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Inicial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InicialX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Norm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OfertaEducativ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Postitul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Primar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PrimarioX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TituloEstadoValidez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Titul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Avis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Barr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CargoAutoridad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Di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EstadoCarrer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EstadoValidez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GrupoEtar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Nivel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OrigenHor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Pais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Period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Provinci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Recurs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Sex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Documen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Especi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Establecimien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Form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Instanci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Norm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Period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Trayec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urn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UsuarioBundle/Entity/Rol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UsuarioBundle/Entity/UsuarioRepository.php</text:p>
          </table:table-cell>
          <table:table-cell table:number-columns-repeated="4"/>
        </table:table-row>
        <table:table-row table:style-name="ro3" table:number-rows-repeated="104827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Hoja2" table:style-name="ta1">
        <table:table-column table:style-name="co4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3:Hoja1.A9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09T19:58:14</dc:date>
    <dc:creator>marcelo </dc:creator>
    <meta:editing-duration>PT1H49M16S</meta:editing-duration>
    <meta:editing-cycles>12</meta:editing-cycles>
    <meta:generator>LibreOffice/3.5$Linux_x86 LibreOffice_project/350m1$Build-2</meta:generator>
    <meta:document-statistic meta:table-count="3" meta:cell-count="183" meta:object-count="0"/>
  </office:meta>
</office:document-meta>
</file>